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a6c3"/>
    </style:style>
    <style:style style:name="P2" style:family="paragraph" style:parent-style-name="Heading_20_1">
      <style:text-properties officeooo:rsid="0003a6c3" officeooo:paragraph-rsid="0003a6c3"/>
    </style:style>
    <style:style style:name="P3" style:family="paragraph" style:parent-style-name="Standard">
      <style:text-properties officeooo:rsid="0003a6c3" officeooo:paragraph-rsid="0003a6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oading data</text:h>
      <text:p text:style-name="P1"/>
      <text:h text:style-name="Heading_20_1" text:outline-level="1">General settings</text:h>
      <text:h text:style-name="Heading_20_1" text:outline-level="1">Transducers</text:h>
      <text:h text:style-name="Heading_20_2" text:outline-level="2">Source(s)</text:h>
      <text:h text:style-name="Heading_20_2" text:outline-level="2">Receivers(s)</text:h>
      <text:h text:style-name="Heading_20_1" text:outline-level="1">Geometry (pre-processing)</text:h>
      <text:h text:style-name="Heading_20_1" text:outline-level="1">Material properties</text:h>
      <text:h text:style-name="Heading_20_2" text:outline-level="2">Surface impedance</text:h>
      <text:h text:style-name="Heading_20_2" text:outline-level="2">Surface scattering</text:h>
      <text:h text:style-name="Heading_20_1" text:outline-level="1">Hybrid model (transition order)</text:h>
      <text:h text:style-name="Heading_20_1" text:outline-level="1">Calculation</text:h>
      <text:h text:style-name="Heading_20_1" text:outline-level="1">Visualization</text:h>
      <text:h text:style-name="Heading_20_1" text:outline-level="1">Saving data for the hybrid model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1:24:17.733869510</meta:creation-date>
    <dc:date>2022-06-07T11:33:38.013251621</dc:date>
    <meta:editing-duration>PT9M21S</meta:editing-duration>
    <meta:editing-cycles>1</meta:editing-cycles>
    <meta:document-statistic meta:table-count="0" meta:image-count="0" meta:object-count="0" meta:page-count="1" meta:paragraph-count="13" meta:word-count="40" meta:character-count="247" meta:non-whitespace-character-count="233"/>
    <meta:generator>LibreOffice/6.4.7.2$Linux_X86_64 LibreOffice_project/40$Build-2</meta:generator>
  </office:meta>
</office:document-meta>
</file>